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9424" calcext:value-type="float">
            <text:p>40.3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1136" calcext:value-type="float">
            <text:p>40.3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6376" calcext:value-type="float">
            <text:p>40.3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1992" calcext:value-type="float">
            <text:p>40.3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8" calcext:value-type="float">
            <text:p>40.3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7232" calcext:value-type="float">
            <text:p>40.3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4664" calcext:value-type="float">
            <text:p>40.3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9424" calcext:value-type="float">
            <text:p>40.3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11-17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1992" calcext:value-type="float">
            <text:p>40.3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1888" calcext:value-type="float">
            <text:p>40.2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6376" calcext:value-type="float">
            <text:p>40.3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076" calcext:value-type="float">
            <text:p>40.3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028" calcext:value-type="float">
            <text:p>40.3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3704" calcext:value-type="float">
            <text:p>40.3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1512" calcext:value-type="float">
            <text:p>40.2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8944" calcext:value-type="float">
            <text:p>40.3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3328" calcext:value-type="float">
            <text:p>40.3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8568" calcext:value-type="float">
            <text:p>40.3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028" calcext:value-type="float">
            <text:p>40.3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1992" calcext:value-type="float">
            <text:p>40.3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028" calcext:value-type="float">
            <text:p>40.3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7984" calcext:value-type="float">
            <text:p>40.2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692" calcext:value-type="float">
            <text:p>40.1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0552" calcext:value-type="float">
            <text:p>40.2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8" calcext:value-type="float">
            <text:p>40.3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7232" calcext:value-type="float">
            <text:p>40.3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028" calcext:value-type="float">
            <text:p>40.3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2848" calcext:value-type="float">
            <text:p>40.3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8464" calcext:value-type="float">
            <text:p>40.2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7984" calcext:value-type="float">
            <text:p>40.2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7504" calcext:value-type="float">
            <text:p>40.2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836" calcext:value-type="float">
            <text:p>40.2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2744" calcext:value-type="float">
            <text:p>40.2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4936" calcext:value-type="float">
            <text:p>40.2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2744" calcext:value-type="float">
            <text:p>40.2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544" calcext:value-type="float">
            <text:p>40.1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1888" calcext:value-type="float">
            <text:p>40.2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1992" calcext:value-type="float">
            <text:p>40.3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8" calcext:value-type="float">
            <text:p>40.3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2368" calcext:value-type="float">
            <text:p>40.2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4936" calcext:value-type="float">
            <text:p>40.2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5792" calcext:value-type="float">
            <text:p>40.2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1512" calcext:value-type="float">
            <text:p>40.2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5416" calcext:value-type="float">
            <text:p>40.2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7984" calcext:value-type="float">
            <text:p>40.2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1032" calcext:value-type="float">
            <text:p>40.2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2368" calcext:value-type="float">
            <text:p>40.2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932" calcext:value-type="float">
            <text:p>40.2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7984" calcext:value-type="float">
            <text:p>40.2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884" calcext:value-type="float">
            <text:p>40.2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7128" calcext:value-type="float">
            <text:p>40.2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8464" calcext:value-type="float">
            <text:p>40.2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932" calcext:value-type="float">
            <text:p>40.2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5416" calcext:value-type="float">
            <text:p>40.2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1032" calcext:value-type="float">
            <text:p>40.2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0552" calcext:value-type="float">
            <text:p>40.2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4832" calcext:value-type="float">
            <text:p>40.1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836" calcext:value-type="float">
            <text:p>40.2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2264" calcext:value-type="float">
            <text:p>40.2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0072" calcext:value-type="float">
            <text:p>40.2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2264" calcext:value-type="float">
            <text:p>40.2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456" calcext:value-type="float">
            <text:p>40.2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6168" calcext:value-type="float">
            <text:p>40.2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7504" calcext:value-type="float">
            <text:p>40.2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788" calcext:value-type="float">
            <text:p>40.1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9592" calcext:value-type="float">
            <text:p>40.1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9592" calcext:value-type="float">
            <text:p>40.1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788" calcext:value-type="float">
            <text:p>40.1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788" calcext:value-type="float">
            <text:p>40.1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7-23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0448" calcext:value-type="float">
            <text:p>40.1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1304" calcext:value-type="float">
            <text:p>40.1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544" calcext:value-type="float">
            <text:p>40.1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544" calcext:value-type="float">
            <text:p>40.1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0552" calcext:value-type="float">
            <text:p>40.2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456" calcext:value-type="float">
            <text:p>40.2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7504" calcext:value-type="float">
            <text:p>40.2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408" calcext:value-type="float">
            <text:p>40.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3224" calcext:value-type="float">
            <text:p>40.2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4936" calcext:value-type="float">
            <text:p>40.2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4936" calcext:value-type="float">
            <text:p>40.2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7128" calcext:value-type="float">
            <text:p>40.2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932" calcext:value-type="float">
            <text:p>40.2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2368" calcext:value-type="float">
            <text:p>40.2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8464" calcext:value-type="float">
            <text:p>40.2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1512" calcext:value-type="float">
            <text:p>40.2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5792" calcext:value-type="float">
            <text:p>40.2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836" calcext:value-type="float">
            <text:p>40.2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9216" calcext:value-type="float">
            <text:p>40.2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0072" calcext:value-type="float">
            <text:p>40.2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9488" calcext:value-type="float">
            <text:p>40.0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7672" calcext:value-type="float">
            <text:p>40.0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1576" calcext:value-type="float">
            <text:p>40.0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9864" calcext:value-type="float">
            <text:p>40.0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6816" calcext:value-type="float">
            <text:p>40.0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548" calcext:value-type="float">
            <text:p>40.0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5" calcext:value-type="float">
            <text:p>40.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8424" calcext:value-type="float">
            <text:p>39.9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2328" calcext:value-type="float">
            <text:p>39.9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1576" calcext:value-type="float">
            <text:p>40.0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008" calcext:value-type="float">
            <text:p>40.0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3288" calcext:value-type="float">
            <text:p>40.0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3664" calcext:value-type="float">
            <text:p>39.9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404" calcext:value-type="float">
            <text:p>39.9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404" calcext:value-type="float">
            <text:p>39.9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3664" calcext:value-type="float">
            <text:p>39.9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856" calcext:value-type="float">
            <text:p>39.9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7672" calcext:value-type="float">
            <text:p>40.0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6816" calcext:value-type="float">
            <text:p>40.0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856" calcext:value-type="float">
            <text:p>39.9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404" calcext:value-type="float">
            <text:p>39.9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6608" calcext:value-type="float">
            <text:p>39.9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2704" calcext:value-type="float">
            <text:p>39.9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2808" calcext:value-type="float">
            <text:p>39.9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6712" calcext:value-type="float">
            <text:p>39.9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1472" calcext:value-type="float">
            <text:p>39.9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1472" calcext:value-type="float">
            <text:p>39.9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7568" calcext:value-type="float">
            <text:p>39.9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0616" calcext:value-type="float">
            <text:p>39.9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8904" calcext:value-type="float">
            <text:p>39.9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4248" calcext:value-type="float">
            <text:p>40.0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596" calcext:value-type="float">
            <text:p>40.0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2912" calcext:value-type="float">
            <text:p>40.0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2536" calcext:value-type="float">
            <text:p>40.1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3872" calcext:value-type="float">
            <text:p>40.1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5-01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9592" calcext:value-type="float">
            <text:p>40.1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3976" calcext:value-type="float">
            <text:p>40.1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788" calcext:value-type="float">
            <text:p>40.1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9216" calcext:value-type="float">
            <text:p>40.2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788" calcext:value-type="float">
            <text:p>40.1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544" calcext:value-type="float">
            <text:p>40.1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2912" calcext:value-type="float">
            <text:p>40.0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548" calcext:value-type="float">
            <text:p>40.0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8528" calcext:value-type="float">
            <text:p>40.0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008" calcext:value-type="float">
            <text:p>40.0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7672" calcext:value-type="float">
            <text:p>40.0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0824" calcext:value-type="float">
            <text:p>40.1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3768" calcext:value-type="float">
            <text:p>40.0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3768" calcext:value-type="float">
            <text:p>40.0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2536" calcext:value-type="float">
            <text:p>40.1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692" calcext:value-type="float">
            <text:p>40.1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9968" calcext:value-type="float">
            <text:p>40.1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9592" calcext:value-type="float">
            <text:p>40.1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1304" calcext:value-type="float">
            <text:p>40.1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3872" calcext:value-type="float">
            <text:p>40.1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544" calcext:value-type="float">
            <text:p>40.1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596" calcext:value-type="float">
            <text:p>40.0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6816" calcext:value-type="float">
            <text:p>40.0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644" calcext:value-type="float">
            <text:p>40.0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1096" calcext:value-type="float">
            <text:p>40.0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7192" calcext:value-type="float">
            <text:p>40.0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3392" calcext:value-type="float">
            <text:p>40.0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644" calcext:value-type="float">
            <text:p>40.0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3392" calcext:value-type="float">
            <text:p>40.0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644" calcext:value-type="float">
            <text:p>40.0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0824" calcext:value-type="float">
            <text:p>40.1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856" calcext:value-type="float">
            <text:p>39.9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8048" calcext:value-type="float">
            <text:p>40.0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9384" calcext:value-type="float">
            <text:p>40.0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6336" calcext:value-type="float">
            <text:p>40.0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2-25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4248" calcext:value-type="float">
            <text:p>40.0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692" calcext:value-type="float">
            <text:p>40.1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3872" calcext:value-type="float">
            <text:p>40.1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2536" calcext:value-type="float">
            <text:p>40.1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4728" calcext:value-type="float">
            <text:p>40.1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8528" calcext:value-type="float">
            <text:p>40.0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5376" calcext:value-type="float">
            <text:p>39.9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1576" calcext:value-type="float">
            <text:p>40.0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9864" calcext:value-type="float">
            <text:p>40.0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1952" calcext:value-type="float">
            <text:p>40.0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7672" calcext:value-type="float">
            <text:p>40.0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3392" calcext:value-type="float">
            <text:p>40.0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8256" calcext:value-type="float">
            <text:p>40.1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1304" calcext:value-type="float">
            <text:p>40.1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836" calcext:value-type="float">
            <text:p>40.2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0448" calcext:value-type="float">
            <text:p>40.1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4728" calcext:value-type="float">
            <text:p>40.1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9968" calcext:value-type="float">
            <text:p>40.1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4728" calcext:value-type="float">
            <text:p>40.1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3288" calcext:value-type="float">
            <text:p>40.0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0616" calcext:value-type="float">
            <text:p>39.9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7192" calcext:value-type="float">
            <text:p>40.0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1952" calcext:value-type="float">
            <text:p>40.0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5" calcext:value-type="float">
            <text:p>40.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0616" calcext:value-type="float">
            <text:p>39.9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0992" calcext:value-type="float">
            <text:p>39.9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1952" calcext:value-type="float">
            <text:p>40.0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1472" calcext:value-type="float">
            <text:p>39.9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0136" calcext:value-type="float">
            <text:p>39.9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9176" calcext:value-type="float">
            <text:p>39.8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5648" calcext:value-type="float">
            <text:p>39.8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7088" calcext:value-type="float">
            <text:p>39.9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1368" calcext:value-type="float">
            <text:p>39.9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1744" calcext:value-type="float">
            <text:p>39.8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4312" calcext:value-type="float">
            <text:p>39.8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0304" calcext:value-type="float">
            <text:p>39.7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4208" calcext:value-type="float">
            <text:p>39.7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5544" calcext:value-type="float">
            <text:p>39.7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3456" calcext:value-type="float">
            <text:p>39.8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6984" calcext:value-type="float">
            <text:p>39.8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6608" calcext:value-type="float">
            <text:p>39.9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2704" calcext:value-type="float">
            <text:p>39.9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6608" calcext:value-type="float">
            <text:p>39.9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1848" calcext:value-type="float">
            <text:p>39.9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6504" calcext:value-type="float">
            <text:p>39.8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5168" calcext:value-type="float">
            <text:p>39.8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3456" calcext:value-type="float">
            <text:p>39.8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5168" calcext:value-type="float">
            <text:p>39.8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5168" calcext:value-type="float">
            <text:p>39.8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1264" calcext:value-type="float">
            <text:p>39.8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9552" calcext:value-type="float">
            <text:p>39.8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8112" calcext:value-type="float">
            <text:p>39.7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64" calcext:value-type="float">
            <text:p>39.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3832" calcext:value-type="float">
            <text:p>39.8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9072" calcext:value-type="float">
            <text:p>39.8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1744" calcext:value-type="float">
            <text:p>39.8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1264" calcext:value-type="float">
            <text:p>39.8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6504" calcext:value-type="float">
            <text:p>39.8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7464" calcext:value-type="float">
            <text:p>39.9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356" calcext:value-type="float">
            <text:p>39.9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9656" calcext:value-type="float">
            <text:p>39.9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0992" calcext:value-type="float">
            <text:p>39.9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4896" calcext:value-type="float">
            <text:p>39.9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7464" calcext:value-type="float">
            <text:p>39.9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1472" calcext:value-type="float">
            <text:p>39.9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2808" calcext:value-type="float">
            <text:p>39.9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1096" calcext:value-type="float">
            <text:p>40.0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1952" calcext:value-type="float">
            <text:p>40.0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404" calcext:value-type="float">
            <text:p>39.9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6608" calcext:value-type="float">
            <text:p>39.9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5752" calcext:value-type="float">
            <text:p>39.9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5752" calcext:value-type="float">
            <text:p>39.9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1848" calcext:value-type="float">
            <text:p>39.9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6128" calcext:value-type="float">
            <text:p>39.8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7944" calcext:value-type="float">
            <text:p>39.9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548" calcext:value-type="float">
            <text:p>40.0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1472" calcext:value-type="float">
            <text:p>39.9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7088" calcext:value-type="float">
            <text:p>39.9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2808" calcext:value-type="float">
            <text:p>39.9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8424" calcext:value-type="float">
            <text:p>39.9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8424" calcext:value-type="float">
            <text:p>39.9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5272" calcext:value-type="float">
            <text:p>39.8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7464" calcext:value-type="float">
            <text:p>39.9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1368" calcext:value-type="float">
            <text:p>39.9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0888" calcext:value-type="float">
            <text:p>39.8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1744" calcext:value-type="float">
            <text:p>39.8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4792" calcext:value-type="float">
            <text:p>39.8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26" calcext:value-type="float">
            <text:p>39.8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0408" calcext:value-type="float">
            <text:p>39.8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3832" calcext:value-type="float">
            <text:p>39.8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4688" calcext:value-type="float">
            <text:p>39.7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5064" calcext:value-type="float">
            <text:p>39.7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2016" calcext:value-type="float">
            <text:p>39.7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7256" calcext:value-type="float">
            <text:p>39.7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2872" calcext:value-type="float">
            <text:p>39.7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1536" calcext:value-type="float">
            <text:p>39.7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068" calcext:value-type="float">
            <text:p>39.7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2872" calcext:value-type="float">
            <text:p>39.7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4584" calcext:value-type="float">
            <text:p>39.7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3248" calcext:value-type="float">
            <text:p>39.7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0-15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6296" calcext:value-type="float">
            <text:p>39.7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2768" calcext:value-type="float">
            <text:p>39.6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0576" calcext:value-type="float">
            <text:p>39.6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4856" calcext:value-type="float">
            <text:p>39.6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3896" calcext:value-type="float">
            <text:p>39.5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4752" calcext:value-type="float">
            <text:p>39.5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1704" calcext:value-type="float">
            <text:p>39.5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1704" calcext:value-type="float">
            <text:p>39.5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0848" calcext:value-type="float">
            <text:p>39.5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2936" calcext:value-type="float">
            <text:p>39.4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636" calcext:value-type="float">
            <text:p>39.4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4064" calcext:value-type="float">
            <text:p>39.3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968" calcext:value-type="float">
            <text:p>39.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3584" calcext:value-type="float">
            <text:p>39.3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5296" calcext:value-type="float">
            <text:p>39.3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0056" calcext:value-type="float">
            <text:p>39.3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3104" calcext:value-type="float">
            <text:p>39.3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0912" calcext:value-type="float">
            <text:p>39.3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7008" calcext:value-type="float">
            <text:p>39.3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1664" calcext:value-type="float">
            <text:p>39.2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3376" calcext:value-type="float">
            <text:p>39.2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204" calcext:value-type="float">
            <text:p>39.1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2896" calcext:value-type="float">
            <text:p>39.1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2896" calcext:value-type="float">
            <text:p>39.1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5944" calcext:value-type="float">
            <text:p>39.1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204" calcext:value-type="float">
            <text:p>39.1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5944" calcext:value-type="float">
            <text:p>39.1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5944" calcext:value-type="float">
            <text:p>39.1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3752" calcext:value-type="float">
            <text:p>39.1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4608" calcext:value-type="float">
            <text:p>39.1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156" calcext:value-type="float">
            <text:p>39.1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3272" calcext:value-type="float">
            <text:p>39.1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4128" calcext:value-type="float">
            <text:p>39.1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7656" calcext:value-type="float">
            <text:p>39.1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8992" calcext:value-type="float">
            <text:p>39.1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2144" calcext:value-type="float">
            <text:p>39.2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1872" calcext:value-type="float">
            <text:p>39.3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1976" calcext:value-type="float">
            <text:p>39.4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5984" calcext:value-type="float">
            <text:p>39.4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876" calcext:value-type="float">
            <text:p>39.6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116" calcext:value-type="float">
            <text:p>39.7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6504" calcext:value-type="float">
            <text:p>39.8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356" calcext:value-type="float">
            <text:p>39.9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856" calcext:value-type="float">
            <text:p>39.9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9488" calcext:value-type="float">
            <text:p>40.0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0448" calcext:value-type="float">
            <text:p>40.1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2264" calcext:value-type="float">
            <text:p>40.2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456" calcext:value-type="float">
            <text:p>40.2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7504" calcext:value-type="float">
            <text:p>40.2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0552" calcext:value-type="float">
            <text:p>40.2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2744" calcext:value-type="float">
            <text:p>40.2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6752" calcext:value-type="float">
            <text:p>40.3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7712" calcext:value-type="float">
            <text:p>40.3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8192" calcext:value-type="float">
            <text:p>40.3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124" calcext:value-type="float">
            <text:p>40.4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5144" calcext:value-type="float">
            <text:p>40.3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9048" calcext:value-type="float">
            <text:p>40.3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6856" calcext:value-type="float">
            <text:p>40.3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3808" calcext:value-type="float">
            <text:p>40.3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1616" calcext:value-type="float">
            <text:p>40.3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6376" calcext:value-type="float">
            <text:p>40.3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9424" calcext:value-type="float">
            <text:p>40.3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076" calcext:value-type="float">
            <text:p>40.3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9904" calcext:value-type="float">
            <text:p>40.3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7232" calcext:value-type="float">
            <text:p>40.3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5416" calcext:value-type="float">
            <text:p>40.2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0176" calcext:value-type="float">
            <text:p>40.2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4936" calcext:value-type="float">
            <text:p>40.2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8-02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4936" calcext:value-type="float">
            <text:p>40.2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4832" calcext:value-type="float">
            <text:p>40.1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1304" calcext:value-type="float">
            <text:p>40.1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9008" calcext:value-type="float">
            <text:p>40.0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3768" calcext:value-type="float">
            <text:p>40.0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2432" calcext:value-type="float">
            <text:p>40.0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6336" calcext:value-type="float">
            <text:p>40.0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8528" calcext:value-type="float">
            <text:p>40.0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7192" calcext:value-type="float">
            <text:p>40.0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8904" calcext:value-type="float">
            <text:p>39.9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0616" calcext:value-type="float">
            <text:p>39.9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8424" calcext:value-type="float">
            <text:p>39.9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1472" calcext:value-type="float">
            <text:p>39.9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8424" calcext:value-type="float">
            <text:p>39.9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9656" calcext:value-type="float">
            <text:p>39.9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0512" calcext:value-type="float">
            <text:p>39.9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356" calcext:value-type="float">
            <text:p>39.9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7464" calcext:value-type="float">
            <text:p>39.9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6128" calcext:value-type="float">
            <text:p>39.8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1744" calcext:value-type="float">
            <text:p>39.8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26" calcext:value-type="float">
            <text:p>39.8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9552" calcext:value-type="float">
            <text:p>39.8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6128" calcext:value-type="float">
            <text:p>39.8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8696" calcext:value-type="float">
            <text:p>39.8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3456" calcext:value-type="float">
            <text:p>39.8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308" calcext:value-type="float">
            <text:p>39.8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308" calcext:value-type="float">
            <text:p>39.8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7088" calcext:value-type="float">
            <text:p>39.9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6232" calcext:value-type="float">
            <text:p>39.9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7192" calcext:value-type="float">
            <text:p>40.0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9384" calcext:value-type="float">
            <text:p>40.0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9384" calcext:value-type="float">
            <text:p>40.0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9384" calcext:value-type="float">
            <text:p>40.0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3768" calcext:value-type="float">
            <text:p>40.0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9864" calcext:value-type="float">
            <text:p>40.0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9864" calcext:value-type="float">
            <text:p>40.0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6-10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544" calcext:value-type="float">
            <text:p>40.1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788" calcext:value-type="float">
            <text:p>40.1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9696" calcext:value-type="float">
            <text:p>40.2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0176" calcext:value-type="float">
            <text:p>40.2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8088" calcext:value-type="float">
            <text:p>40.3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3808" calcext:value-type="float">
            <text:p>40.3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124" calcext:value-type="float">
            <text:p>40.4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5144" calcext:value-type="float">
            <text:p>40.3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9048" calcext:value-type="float">
            <text:p>40.3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6856" calcext:value-type="float">
            <text:p>40.3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2952" calcext:value-type="float">
            <text:p>40.3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124" calcext:value-type="float">
            <text:p>40.4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7336" calcext:value-type="float">
            <text:p>40.4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3432" calcext:value-type="float">
            <text:p>40.4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9528" calcext:value-type="float">
            <text:p>40.4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9528" calcext:value-type="float">
            <text:p>40.4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9528" calcext:value-type="float">
            <text:p>40.4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2576" calcext:value-type="float">
            <text:p>40.4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0864" calcext:value-type="float">
            <text:p>40.4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8672" calcext:value-type="float">
            <text:p>40.4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7336" calcext:value-type="float">
            <text:p>40.4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3912" calcext:value-type="float">
            <text:p>40.4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7816" calcext:value-type="float">
            <text:p>40.4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0008" calcext:value-type="float">
            <text:p>40.4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6104" calcext:value-type="float">
            <text:p>40.4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22" calcext:value-type="float">
            <text:p>40.4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0008" calcext:value-type="float">
            <text:p>40.4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22" calcext:value-type="float">
            <text:p>40.4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7064" calcext:value-type="float">
            <text:p>40.5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268" calcext:value-type="float">
            <text:p>40.4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8296" calcext:value-type="float">
            <text:p>40.4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22" calcext:value-type="float">
            <text:p>40.4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0008" calcext:value-type="float">
            <text:p>40.4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8192" calcext:value-type="float">
            <text:p>40.3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8672" calcext:value-type="float">
            <text:p>40.4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2952" calcext:value-type="float">
            <text:p>40.3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6856" calcext:value-type="float">
            <text:p>40.3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0008" calcext:value-type="float">
            <text:p>40.4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8296" calcext:value-type="float">
            <text:p>40.4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0864" calcext:value-type="float">
            <text:p>40.4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9152" calcext:value-type="float">
            <text:p>40.4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0216" calcext:value-type="float">
            <text:p>40.5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556" calcext:value-type="float">
            <text:p>40.6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556" calcext:value-type="float">
            <text:p>40.6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616" calcext:value-type="float">
            <text:p>40.7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9464" calcext:value-type="float">
            <text:p>40.6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2-16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9152" calcext:value-type="float">
            <text:p>40.4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8296" calcext:value-type="float">
            <text:p>40.4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22" calcext:value-type="float">
            <text:p>40.4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9152" calcext:value-type="float">
            <text:p>40.4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8296" calcext:value-type="float">
            <text:p>40.4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8296" calcext:value-type="float">
            <text:p>40.4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0008" calcext:value-type="float">
            <text:p>40.4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7816" calcext:value-type="float">
            <text:p>40.4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3472" calcext:value-type="float">
            <text:p>40.7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6416" calcext:value-type="float">
            <text:p>40.6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6144" calcext:value-type="float">
            <text:p>40.7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0424" calcext:value-type="float">
            <text:p>40.7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4808" calcext:value-type="float">
            <text:p>40.7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9192" calcext:value-type="float">
            <text:p>40.7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9192" calcext:value-type="float">
            <text:p>40.7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5664" calcext:value-type="float">
            <text:p>40.7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0424" calcext:value-type="float">
            <text:p>40.7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8712" calcext:value-type="float">
            <text:p>40.7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7" calcext:value-type="float">
            <text:p>40.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5392" calcext:value-type="float">
            <text:p>40.8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8064" calcext:value-type="float">
            <text:p>40.8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6352" calcext:value-type="float">
            <text:p>40.9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7688" calcext:value-type="float">
            <text:p>40.9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2072" calcext:value-type="float">
            <text:p>40.9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984" calcext:value-type="float">
            <text:p>41.0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2928" calcext:value-type="float">
            <text:p>40.9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1112" calcext:value-type="float">
            <text:p>40.9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0736" calcext:value-type="float">
            <text:p>40.9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0192" calcext:value-type="float">
            <text:p>41.1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5056" calcext:value-type="float">
            <text:p>41.2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2592" calcext:value-type="float">
            <text:p>41.3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3072" calcext:value-type="float">
            <text:p>41.3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168" calcext:value-type="float">
            <text:p>41.3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7768" calcext:value-type="float">
            <text:p>41.5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8832" calcext:value-type="float">
            <text:p>41.7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7872" calcext:value-type="float">
            <text:p>41.6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1-28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96056" calcext:value-type="float">
            <text:p>41.5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0712" calcext:value-type="float">
            <text:p>41.5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7664" calcext:value-type="float">
            <text:p>41.5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2216" calcext:value-type="float">
            <text:p>41.3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1632" calcext:value-type="float">
            <text:p>41.2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9816" calcext:value-type="float">
            <text:p>41.1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372" calcext:value-type="float">
            <text:p>41.1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7624" calcext:value-type="float">
            <text:p>41.1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0192" calcext:value-type="float">
            <text:p>41.1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0568" calcext:value-type="float">
            <text:p>41.1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228" calcext:value-type="float">
            <text:p>41.1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228" calcext:value-type="float">
            <text:p>41.1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9712" calcext:value-type="float">
            <text:p>41.1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4952" calcext:value-type="float">
            <text:p>41.1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324" calcext:value-type="float">
            <text:p>41.1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0672" calcext:value-type="float">
            <text:p>41.1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324" calcext:value-type="float">
            <text:p>41.1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276" calcext:value-type="float">
            <text:p>41.1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2384" calcext:value-type="float">
            <text:p>41.1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6768" calcext:value-type="float">
            <text:p>41.1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6768" calcext:value-type="float">
            <text:p>41.1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7624" calcext:value-type="float">
            <text:p>41.1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9712" calcext:value-type="float">
            <text:p>41.1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0568" calcext:value-type="float">
            <text:p>41.1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7416" calcext:value-type="float">
            <text:p>41.0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608" calcext:value-type="float">
            <text:p>41.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6936" calcext:value-type="float">
            <text:p>41.0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9608" calcext:value-type="float">
            <text:p>41.0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228" calcext:value-type="float">
            <text:p>41.1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468" calcext:value-type="float">
            <text:p>41.2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8416" calcext:value-type="float">
            <text:p>41.4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3176" calcext:value-type="float">
            <text:p>41.4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1568" calcext:value-type="float">
            <text:p>41.5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66" calcext:value-type="float">
            <text:p>41.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6496" calcext:value-type="float">
            <text:p>41.3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0296" calcext:value-type="float">
            <text:p>41.2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0672" calcext:value-type="float">
            <text:p>41.1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7352" calcext:value-type="float">
            <text:p>41.2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6392" calcext:value-type="float">
            <text:p>41.2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1528" calcext:value-type="float">
            <text:p>41.1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0192" calcext:value-type="float">
            <text:p>41.1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9712" calcext:value-type="float">
            <text:p>41.1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4472" calcext:value-type="float">
            <text:p>41.1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6184" calcext:value-type="float">
            <text:p>41.0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0088" calcext:value-type="float">
            <text:p>41.0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18" calcext:value-type="float">
            <text:p>41.0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18" calcext:value-type="float">
            <text:p>41.0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0464" calcext:value-type="float">
            <text:p>41.0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0256" calcext:value-type="float">
            <text:p>40.9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8-30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6352" calcext:value-type="float">
            <text:p>40.9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7104" calcext:value-type="float">
            <text:p>40.8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8816" calcext:value-type="float">
            <text:p>40.8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7104" calcext:value-type="float">
            <text:p>40.8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5768" calcext:value-type="float">
            <text:p>40.8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0528" calcext:value-type="float">
            <text:p>40.8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9672" calcext:value-type="float">
            <text:p>40.8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4912" calcext:value-type="float">
            <text:p>40.8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0152" calcext:value-type="float">
            <text:p>40.8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0152" calcext:value-type="float">
            <text:p>40.8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5768" calcext:value-type="float">
            <text:p>40.8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1384" calcext:value-type="float">
            <text:p>40.7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4432" calcext:value-type="float">
            <text:p>40.7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5768" calcext:value-type="float">
            <text:p>40.8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8816" calcext:value-type="float">
            <text:p>40.8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4056" calcext:value-type="float">
            <text:p>40.8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4056" calcext:value-type="float">
            <text:p>40.8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8816" calcext:value-type="float">
            <text:p>40.8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7104" calcext:value-type="float">
            <text:p>40.8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4912" calcext:value-type="float">
            <text:p>40.8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8816" calcext:value-type="float">
            <text:p>40.8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6248" calcext:value-type="float">
            <text:p>40.8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5392" calcext:value-type="float">
            <text:p>40.8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61488" calcext:value-type="float">
            <text:p>40.8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5872" calcext:value-type="float">
            <text:p>40.8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6352" calcext:value-type="float">
            <text:p>40.9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2448" calcext:value-type="float">
            <text:p>40.9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8544" calcext:value-type="float">
            <text:p>40.9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5976" calcext:value-type="float">
            <text:p>40.9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7792" calcext:value-type="float">
            <text:p>41.0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984" calcext:value-type="float">
            <text:p>41.0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3032" calcext:value-type="float">
            <text:p>41.0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9984" calcext:value-type="float">
            <text:p>41.0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9128" calcext:value-type="float">
            <text:p>41.0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8272" calcext:value-type="float">
            <text:p>41.0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4848" calcext:value-type="float">
            <text:p>41.0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5704" calcext:value-type="float">
            <text:p>41.0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9712" calcext:value-type="float">
            <text:p>41.1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6664" calcext:value-type="float">
            <text:p>41.1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1904" calcext:value-type="float">
            <text:p>41.1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4952" calcext:value-type="float">
            <text:p>41.1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4952" calcext:value-type="float">
            <text:p>41.1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4952" calcext:value-type="float">
            <text:p>41.1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5912" calcext:value-type="float">
            <text:p>41.2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468" calcext:value-type="float">
            <text:p>41.2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6872" calcext:value-type="float">
            <text:p>41.2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1632" calcext:value-type="float">
            <text:p>41.2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8584" calcext:value-type="float">
            <text:p>41.2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5536" calcext:value-type="float">
            <text:p>41.2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4304" calcext:value-type="float">
            <text:p>41.2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4304" calcext:value-type="float">
            <text:p>41.2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6872" calcext:value-type="float">
            <text:p>41.2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1152" calcext:value-type="float">
            <text:p>41.2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468" calcext:value-type="float">
            <text:p>41.2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8104" calcext:value-type="float">
            <text:p>41.2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6664" calcext:value-type="float">
            <text:p>41.1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704" calcext:value-type="float">
            <text:p>41.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4848" calcext:value-type="float">
            <text:p>41.0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0088" calcext:value-type="float">
            <text:p>41.0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8376" calcext:value-type="float">
            <text:p>41.1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9712" calcext:value-type="float">
            <text:p>41.1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8856" calcext:value-type="float">
            <text:p>41.1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6-05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7624" calcext:value-type="float">
            <text:p>41.1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4576" calcext:value-type="float">
            <text:p>41.1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6664" calcext:value-type="float">
            <text:p>41.1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3136" calcext:value-type="float">
            <text:p>41.0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7792" calcext:value-type="float">
            <text:p>41.0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2072" calcext:value-type="float">
            <text:p>40.9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1968" calcext:value-type="float">
            <text:p>40.8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892" calcext:value-type="float">
            <text:p>40.8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4056" calcext:value-type="float">
            <text:p>40.8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0048" calcext:value-type="float">
            <text:p>40.7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652" calcext:value-type="float">
            <text:p>40.7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3472" calcext:value-type="float">
            <text:p>40.7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604" calcext:value-type="float">
            <text:p>40.7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2032" calcext:value-type="float">
            <text:p>40.6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2992" calcext:value-type="float">
            <text:p>40.7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9088" calcext:value-type="float">
            <text:p>40.7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6896" calcext:value-type="float">
            <text:p>40.6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1656" calcext:value-type="float">
            <text:p>40.6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9464" calcext:value-type="float">
            <text:p>40.6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7272" calcext:value-type="float">
            <text:p>40.6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6896" calcext:value-type="float">
            <text:p>40.6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08" calcext:value-type="float">
            <text:p>40.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3744" calcext:value-type="float">
            <text:p>40.6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0592" calcext:value-type="float">
            <text:p>40.5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9464" calcext:value-type="float">
            <text:p>40.6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2512" calcext:value-type="float">
            <text:p>40.6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7272" calcext:value-type="float">
            <text:p>40.6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8984" calcext:value-type="float">
            <text:p>40.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46" calcext:value-type="float">
            <text:p>40.6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17648" calcext:value-type="float">
            <text:p>40.6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7168" calcext:value-type="float">
            <text:p>40.5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3056" calcext:value-type="float">
            <text:p>40.4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9152" calcext:value-type="float">
            <text:p>40.4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5832" calcext:value-type="float">
            <text:p>40.5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1176" calcext:value-type="float">
            <text:p>40.6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57856" calcext:value-type="float">
            <text:p>40.7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9776" calcext:value-type="float">
            <text:p>40.8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3344" calcext:value-type="float">
            <text:p>41.2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4888" calcext:value-type="float">
            <text:p>41.3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3384" calcext:value-type="float">
            <text:p>41.5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1776" calcext:value-type="float">
            <text:p>41.6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5992" calcext:value-type="float">
            <text:p>41.8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9624" calcext:value-type="float">
            <text:p>41.9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3632" calcext:value-type="float">
            <text:p>42.0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716" calcext:value-type="float">
            <text:p>42.0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8288" calcext:value-type="float">
            <text:p>41.9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476" calcext:value-type="float">
            <text:p>41.8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9416" calcext:value-type="float">
            <text:p>41.8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6368" calcext:value-type="float">
            <text:p>41.8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0752" calcext:value-type="float">
            <text:p>41.8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5888" calcext:value-type="float">
            <text:p>41.7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5992" calcext:value-type="float">
            <text:p>41.8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4176" calcext:value-type="float">
            <text:p>41.7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5512" calcext:value-type="float">
            <text:p>41.8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856" calcext:value-type="float">
            <text:p>41.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3904" calcext:value-type="float">
            <text:p>41.9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52672" calcext:value-type="float">
            <text:p>41.9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0312" calcext:value-type="float">
            <text:p>42.1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8976" calcext:value-type="float">
            <text:p>42.0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3736" calcext:value-type="float">
            <text:p>42.0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9832" calcext:value-type="float">
            <text:p>42.0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8976" calcext:value-type="float">
            <text:p>42.0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1272" calcext:value-type="float">
            <text:p>42.1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5072" calcext:value-type="float">
            <text:p>42.1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5552" calcext:value-type="float">
            <text:p>42.1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2504" calcext:value-type="float">
            <text:p>42.1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4592" calcext:value-type="float">
            <text:p>42.0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6784" calcext:value-type="float">
            <text:p>42.0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2984" calcext:value-type="float">
            <text:p>42.1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0312" calcext:value-type="float">
            <text:p>42.1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336" calcext:value-type="float">
            <text:p>42.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6032" calcext:value-type="float">
            <text:p>42.1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2984" calcext:value-type="float">
            <text:p>42.1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2128" calcext:value-type="float">
            <text:p>42.1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2128" calcext:value-type="float">
            <text:p>42.1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2-03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812" calcext:value-type="float">
            <text:p>42.1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0312" calcext:value-type="float">
            <text:p>42.1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5552" calcext:value-type="float">
            <text:p>42.1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9456" calcext:value-type="float">
            <text:p>42.1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668" calcext:value-type="float">
            <text:p>42.0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2776" calcext:value-type="float">
            <text:p>42.0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1544" calcext:value-type="float">
            <text:p>42.0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5448" calcext:value-type="float">
            <text:p>42.0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1-20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0584" calcext:value-type="float">
            <text:p>42.0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056" calcext:value-type="float">
            <text:p>41.9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9624" calcext:value-type="float">
            <text:p>41.9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3048" calcext:value-type="float">
            <text:p>41.9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5616" calcext:value-type="float">
            <text:p>41.8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2088" calcext:value-type="float">
            <text:p>41.8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428" calcext:value-type="float">
            <text:p>41.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476" calcext:value-type="float">
            <text:p>41.8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476" calcext:value-type="float">
            <text:p>41.8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6952" calcext:value-type="float">
            <text:p>41.9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9624" calcext:value-type="float">
            <text:p>41.9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2296" calcext:value-type="float">
            <text:p>41.9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764" calcext:value-type="float">
            <text:p>42.0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8496" calcext:value-type="float">
            <text:p>42.0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19728" calcext:value-type="float">
            <text:p>42.0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9624" calcext:value-type="float">
            <text:p>41.9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5512" calcext:value-type="float">
            <text:p>41.8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58184" calcext:value-type="float">
            <text:p>41.8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4864" calcext:value-type="float">
            <text:p>41.9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0272" calcext:value-type="float">
            <text:p>41.8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1504" calcext:value-type="float">
            <text:p>41.7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0752" calcext:value-type="float">
            <text:p>41.8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5512" calcext:value-type="float">
            <text:p>41.8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0648" calcext:value-type="float">
            <text:p>41.7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6744" calcext:value-type="float">
            <text:p>41.7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0648" calcext:value-type="float">
            <text:p>41.7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9312" calcext:value-type="float">
            <text:p>41.7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9312" calcext:value-type="float">
            <text:p>41.7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0168" calcext:value-type="float">
            <text:p>41.7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7976" calcext:value-type="float">
            <text:p>41.7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0544" calcext:value-type="float">
            <text:p>41.6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7288" calcext:value-type="float">
            <text:p>41.5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7768" calcext:value-type="float">
            <text:p>41.5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424" calcext:value-type="float">
            <text:p>41.4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564" calcext:value-type="float">
            <text:p>41.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1632" calcext:value-type="float">
            <text:p>41.2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0672" calcext:value-type="float">
            <text:p>41.1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6664" calcext:value-type="float">
            <text:p>41.1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3304" calcext:value-type="float">
            <text:p>40.9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7208" calcext:value-type="float">
            <text:p>40.9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3784" calcext:value-type="float">
            <text:p>40.9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988" calcext:value-type="float">
            <text:p>40.9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464" calcext:value-type="float">
            <text:p>40.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7208" calcext:value-type="float">
            <text:p>40.9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1112" calcext:value-type="float">
            <text:p>40.9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5016" calcext:value-type="float">
            <text:p>40.8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1112" calcext:value-type="float">
            <text:p>40.9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3304" calcext:value-type="float">
            <text:p>40.9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2448" calcext:value-type="float">
            <text:p>40.9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5872" calcext:value-type="float">
            <text:p>40.8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0-31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3304" calcext:value-type="float">
            <text:p>40.9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1968" calcext:value-type="float">
            <text:p>40.8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5496" calcext:value-type="float">
            <text:p>40.9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0736" calcext:value-type="float">
            <text:p>40.9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0256" calcext:value-type="float">
            <text:p>40.9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2824" calcext:value-type="float">
            <text:p>40.8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94" calcext:value-type="float">
            <text:p>40.9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1592" calcext:value-type="float">
            <text:p>40.9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8168" calcext:value-type="float">
            <text:p>40.9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2072" calcext:value-type="float">
            <text:p>40.9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0736" calcext:value-type="float">
            <text:p>40.9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94" calcext:value-type="float">
            <text:p>40.9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0256" calcext:value-type="float">
            <text:p>40.9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8168" calcext:value-type="float">
            <text:p>40.9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8168" calcext:value-type="float">
            <text:p>40.9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8168" calcext:value-type="float">
            <text:p>40.9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4264" calcext:value-type="float">
            <text:p>40.9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3032" calcext:value-type="float">
            <text:p>41.0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9608" calcext:value-type="float">
            <text:p>41.0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4368" calcext:value-type="float">
            <text:p>41.0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084" calcext:value-type="float">
            <text:p>41.0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9504" calcext:value-type="float">
            <text:p>40.9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8168" calcext:value-type="float">
            <text:p>40.9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1592" calcext:value-type="float">
            <text:p>40.9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5496" calcext:value-type="float">
            <text:p>40.9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0736" calcext:value-type="float">
            <text:p>40.9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0736" calcext:value-type="float">
            <text:p>40.9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0736" calcext:value-type="float">
            <text:p>40.9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2488" calcext:value-type="float">
            <text:p>41.2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0608" calcext:value-type="float">
            <text:p>41.4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6704" calcext:value-type="float">
            <text:p>41.4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8144" calcext:value-type="float">
            <text:p>41.5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2904" calcext:value-type="float">
            <text:p>41.5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5576" calcext:value-type="float">
            <text:p>41.5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9584" calcext:value-type="float">
            <text:p>41.6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016" calcext:value-type="float">
            <text:p>41.6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8936" calcext:value-type="float">
            <text:p>41.7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0272" calcext:value-type="float">
            <text:p>41.8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9-14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9896" calcext:value-type="float">
            <text:p>41.8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5408" calcext:value-type="float">
            <text:p>41.7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0648" calcext:value-type="float">
            <text:p>41.7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9416" calcext:value-type="float">
            <text:p>41.8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9416" calcext:value-type="float">
            <text:p>41.8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0752" calcext:value-type="float">
            <text:p>41.8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6848" calcext:value-type="float">
            <text:p>41.8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5992" calcext:value-type="float">
            <text:p>41.8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5992" calcext:value-type="float">
            <text:p>41.8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15512" calcext:value-type="float">
            <text:p>41.8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4176" calcext:value-type="float">
            <text:p>41.7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332" calcext:value-type="float">
            <text:p>41.8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4552" calcext:value-type="float">
            <text:p>41.7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4072" calcext:value-type="float">
            <text:p>41.7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7976" calcext:value-type="float">
            <text:p>41.7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4072" calcext:value-type="float">
            <text:p>41.7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4072" calcext:value-type="float">
            <text:p>41.7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14" calcext:value-type="float">
            <text:p>41.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1776" calcext:value-type="float">
            <text:p>41.6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1776" calcext:value-type="float">
            <text:p>41.6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41776" calcext:value-type="float">
            <text:p>41.6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2632" calcext:value-type="float">
            <text:p>41.6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044" calcext:value-type="float">
            <text:p>41.6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044" calcext:value-type="float">
            <text:p>41.6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996" calcext:value-type="float">
            <text:p>41.5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3864" calcext:value-type="float">
            <text:p>41.5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2528" calcext:value-type="float">
            <text:p>41.5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5096" calcext:value-type="float">
            <text:p>41.5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4888" calcext:value-type="float">
            <text:p>41.3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4888" calcext:value-type="float">
            <text:p>41.3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756" calcext:value-type="float">
            <text:p>41.4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7664" calcext:value-type="float">
            <text:p>41.5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9856" calcext:value-type="float">
            <text:p>41.5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5096" calcext:value-type="float">
            <text:p>41.5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9856" calcext:value-type="float">
            <text:p>41.5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4992" calcext:value-type="float">
            <text:p>41.4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5096" calcext:value-type="float">
            <text:p>41.5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9856" calcext:value-type="float">
            <text:p>41.5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9856" calcext:value-type="float">
            <text:p>41.5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8896" calcext:value-type="float">
            <text:p>41.4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708" calcext:value-type="float">
            <text:p>41.4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94888" calcext:value-type="float">
            <text:p>41.3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6224" calcext:value-type="float">
            <text:p>41.4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2216" calcext:value-type="float">
            <text:p>41.3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2216" calcext:value-type="float">
            <text:p>41.3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8208" calcext:value-type="float">
            <text:p>41.2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2008" calcext:value-type="float">
            <text:p>41.2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8104" calcext:value-type="float">
            <text:p>41.2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6664" calcext:value-type="float">
            <text:p>41.1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0088" calcext:value-type="float">
            <text:p>41.0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0464" calcext:value-type="float">
            <text:p>41.0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2552" calcext:value-type="float">
            <text:p>40.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7312" calcext:value-type="float">
            <text:p>40.9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3784" calcext:value-type="float">
            <text:p>40.9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1112" calcext:value-type="float">
            <text:p>40.9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844" calcext:value-type="float">
            <text:p>40.8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5768" calcext:value-type="float">
            <text:p>40.8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5664" calcext:value-type="float">
            <text:p>40.7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4328" calcext:value-type="float">
            <text:p>40.7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2992" calcext:value-type="float">
            <text:p>40.7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032" calcext:value-type="float">
            <text:p>40.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5456" calcext:value-type="float">
            <text:p>40.6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9256" calcext:value-type="float">
            <text:p>40.5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7816" calcext:value-type="float">
            <text:p>40.4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0124" calcext:value-type="float">
            <text:p>40.4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6376" calcext:value-type="float">
            <text:p>40.3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2368" calcext:value-type="float">
            <text:p>40.2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456" calcext:value-type="float">
            <text:p>40.2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8256" calcext:value-type="float">
            <text:p>40.1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0136" calcext:value-type="float">
            <text:p>39.9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4792" calcext:value-type="float">
            <text:p>39.8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5168" calcext:value-type="float">
            <text:p>39.8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1264" calcext:value-type="float">
            <text:p>39.8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9928" calcext:value-type="float">
            <text:p>39.8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3832" calcext:value-type="float">
            <text:p>39.8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3832" calcext:value-type="float">
            <text:p>39.8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3832" calcext:value-type="float">
            <text:p>39.8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8592" calcext:value-type="float">
            <text:p>39.7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0304" calcext:value-type="float">
            <text:p>39.7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2872" calcext:value-type="float">
            <text:p>39.7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2872" calcext:value-type="float">
            <text:p>39.7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8968" calcext:value-type="float">
            <text:p>39.7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8112" calcext:value-type="float">
            <text:p>39.7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8968" calcext:value-type="float">
            <text:p>39.7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0304" calcext:value-type="float">
            <text:p>39.7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2976" calcext:value-type="float">
            <text:p>39.8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2976" calcext:value-type="float">
            <text:p>39.8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2976" calcext:value-type="float">
            <text:p>39.8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8216" calcext:value-type="float">
            <text:p>39.8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8216" calcext:value-type="float">
            <text:p>39.8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1744" calcext:value-type="float">
            <text:p>39.8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6984" calcext:value-type="float">
            <text:p>39.8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1744" calcext:value-type="float">
            <text:p>39.8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0408" calcext:value-type="float">
            <text:p>39.8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9072" calcext:value-type="float">
            <text:p>39.8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5648" calcext:value-type="float">
            <text:p>39.8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6984" calcext:value-type="float">
            <text:p>39.8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0512" calcext:value-type="float">
            <text:p>39.9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9656" calcext:value-type="float">
            <text:p>39.9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6984" calcext:value-type="float">
            <text:p>39.8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164" calcext:value-type="float">
            <text:p>39.7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164" calcext:value-type="float">
            <text:p>39.7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0408" calcext:value-type="float">
            <text:p>39.8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4312" calcext:value-type="float">
            <text:p>39.8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6984" calcext:value-type="float">
            <text:p>39.8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9552" calcext:value-type="float">
            <text:p>39.8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9552" calcext:value-type="float">
            <text:p>39.8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1744" calcext:value-type="float">
            <text:p>39.8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0888" calcext:value-type="float">
            <text:p>39.8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8216" calcext:value-type="float">
            <text:p>39.8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5544" calcext:value-type="float">
            <text:p>39.7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5544" calcext:value-type="float">
            <text:p>39.7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0304" calcext:value-type="float">
            <text:p>39.7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164" calcext:value-type="float">
            <text:p>39.7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2976" calcext:value-type="float">
            <text:p>39.8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6984" calcext:value-type="float">
            <text:p>39.8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5648" calcext:value-type="float">
            <text:p>39.8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0888" calcext:value-type="float">
            <text:p>39.8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9072" calcext:value-type="float">
            <text:p>39.8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2976" calcext:value-type="float">
            <text:p>39.8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6984" calcext:value-type="float">
            <text:p>39.8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0512" calcext:value-type="float">
            <text:p>39.9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6984" calcext:value-type="float">
            <text:p>39.8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0408" calcext:value-type="float">
            <text:p>39.8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164" calcext:value-type="float">
            <text:p>39.7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0784" calcext:value-type="float">
            <text:p>39.8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9552" calcext:value-type="float">
            <text:p>39.8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0888" calcext:value-type="float">
            <text:p>39.8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5648" calcext:value-type="float">
            <text:p>39.8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9072" calcext:value-type="float">
            <text:p>39.8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4312" calcext:value-type="float">
            <text:p>39.8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308" calcext:value-type="float">
            <text:p>39.8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5752" calcext:value-type="float">
            <text:p>39.9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7088" calcext:value-type="float">
            <text:p>39.9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308" calcext:value-type="float">
            <text:p>39.8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8112" calcext:value-type="float">
            <text:p>39.7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4312" calcext:value-type="float">
            <text:p>39.8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2224" calcext:value-type="float">
            <text:p>39.8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308" calcext:value-type="float">
            <text:p>39.8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9656" calcext:value-type="float">
            <text:p>39.9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5752" calcext:value-type="float">
            <text:p>39.9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1848" calcext:value-type="float">
            <text:p>39.9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7088" calcext:value-type="float">
            <text:p>39.9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5752" calcext:value-type="float">
            <text:p>39.9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7088" calcext:value-type="float">
            <text:p>39.9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5752" calcext:value-type="float">
            <text:p>39.9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8424" calcext:value-type="float">
            <text:p>39.9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7088" calcext:value-type="float">
            <text:p>39.9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856" calcext:value-type="float">
            <text:p>39.9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3288" calcext:value-type="float">
            <text:p>40.0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7088" calcext:value-type="float">
            <text:p>39.9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8424" calcext:value-type="float">
            <text:p>39.9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3768" calcext:value-type="float">
            <text:p>40.0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2432" calcext:value-type="float">
            <text:p>40.0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2432" calcext:value-type="float">
            <text:p>40.0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8528" calcext:value-type="float">
            <text:p>40.0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3768" calcext:value-type="float">
            <text:p>40.0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544" calcext:value-type="float">
            <text:p>40.1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0072" calcext:value-type="float">
            <text:p>40.2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884" calcext:value-type="float">
            <text:p>40.2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2744" calcext:value-type="float">
            <text:p>40.2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7984" calcext:value-type="float">
            <text:p>40.2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932" calcext:value-type="float">
            <text:p>40.2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1-27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076" calcext:value-type="float">
            <text:p>40.3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4184" calcext:value-type="float">
            <text:p>40.3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8088" calcext:value-type="float">
            <text:p>40.3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028" calcext:value-type="float">
            <text:p>40.3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076" calcext:value-type="float">
            <text:p>40.3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0864" calcext:value-type="float">
            <text:p>40.4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9528" calcext:value-type="float">
            <text:p>40.4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1616" calcext:value-type="float">
            <text:p>40.3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0072" calcext:value-type="float">
            <text:p>40.2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7192" calcext:value-type="float">
            <text:p>40.0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1096" calcext:value-type="float">
            <text:p>40.0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3768" calcext:value-type="float">
            <text:p>40.0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8424" calcext:value-type="float">
            <text:p>39.9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856" calcext:value-type="float">
            <text:p>39.9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7088" calcext:value-type="float">
            <text:p>39.9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7088" calcext:value-type="float">
            <text:p>39.9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2328" calcext:value-type="float">
            <text:p>39.9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9552" calcext:value-type="float">
            <text:p>39.8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5648" calcext:value-type="float">
            <text:p>39.8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0408" calcext:value-type="float">
            <text:p>39.8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2224" calcext:value-type="float">
            <text:p>39.8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2976" calcext:value-type="float">
            <text:p>39.8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0408" calcext:value-type="float">
            <text:p>39.8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1744" calcext:value-type="float">
            <text:p>39.8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308" calcext:value-type="float">
            <text:p>39.8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0888" calcext:value-type="float">
            <text:p>39.8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6984" calcext:value-type="float">
            <text:p>39.8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9656" calcext:value-type="float">
            <text:p>39.9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5752" calcext:value-type="float">
            <text:p>39.9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1848" calcext:value-type="float">
            <text:p>39.9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1848" calcext:value-type="float">
            <text:p>39.9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308" calcext:value-type="float">
            <text:p>39.8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8424" calcext:value-type="float">
            <text:p>39.9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3184" calcext:value-type="float">
            <text:p>39.9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3184" calcext:value-type="float">
            <text:p>39.9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3664" calcext:value-type="float">
            <text:p>39.9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3664" calcext:value-type="float">
            <text:p>39.9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3288" calcext:value-type="float">
            <text:p>40.0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2432" calcext:value-type="float">
            <text:p>40.0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1096" calcext:value-type="float">
            <text:p>40.0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5752" calcext:value-type="float">
            <text:p>39.9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0992" calcext:value-type="float">
            <text:p>39.9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0992" calcext:value-type="float">
            <text:p>39.9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356" calcext:value-type="float">
            <text:p>39.9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1848" calcext:value-type="float">
            <text:p>39.9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4416" calcext:value-type="float">
            <text:p>39.9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2328" calcext:value-type="float">
            <text:p>39.9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3184" calcext:value-type="float">
            <text:p>39.9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3184" calcext:value-type="float">
            <text:p>39.9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0992" calcext:value-type="float">
            <text:p>39.9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3664" calcext:value-type="float">
            <text:p>39.9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8424" calcext:value-type="float">
            <text:p>39.9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8424" calcext:value-type="float">
            <text:p>39.9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3184" calcext:value-type="float">
            <text:p>39.9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8424" calcext:value-type="float">
            <text:p>39.9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0992" calcext:value-type="float">
            <text:p>39.9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3184" calcext:value-type="float">
            <text:p>39.9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5" calcext:value-type="float">
            <text:p>40.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452" calcext:value-type="float">
            <text:p>39.9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2328" calcext:value-type="float">
            <text:p>39.9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5" calcext:value-type="float">
            <text:p>40.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644" calcext:value-type="float">
            <text:p>40.0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9968" calcext:value-type="float">
            <text:p>40.1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3872" calcext:value-type="float">
            <text:p>40.1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3768" calcext:value-type="float">
            <text:p>40.0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8528" calcext:value-type="float">
            <text:p>40.0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1096" calcext:value-type="float">
            <text:p>40.0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3288" calcext:value-type="float">
            <text:p>40.0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8528" calcext:value-type="float">
            <text:p>40.0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7192" calcext:value-type="float">
            <text:p>40.0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856" calcext:value-type="float">
            <text:p>39.9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8424" calcext:value-type="float">
            <text:p>39.9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0992" calcext:value-type="float">
            <text:p>39.9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2328" calcext:value-type="float">
            <text:p>39.9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3664" calcext:value-type="float">
            <text:p>39.9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856" calcext:value-type="float">
            <text:p>39.9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7192" calcext:value-type="float">
            <text:p>40.0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8528" calcext:value-type="float">
            <text:p>40.0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6856" calcext:value-type="float">
            <text:p>40.3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3848" calcext:value-type="float">
            <text:p>40.6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6624" calcext:value-type="float">
            <text:p>40.8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2488" calcext:value-type="float">
            <text:p>41.2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804" calcext:value-type="float">
            <text:p>41.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9584" calcext:value-type="float">
            <text:p>41.6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7496" calcext:value-type="float">
            <text:p>41.6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8832" calcext:value-type="float">
            <text:p>41.7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236" calcext:value-type="float">
            <text:p>41.7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9792" calcext:value-type="float">
            <text:p>41.7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0272" calcext:value-type="float">
            <text:p>41.8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0-12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8664" calcext:value-type="float">
            <text:p>41.8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2944" calcext:value-type="float">
            <text:p>41.8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62" calcext:value-type="float">
            <text:p>41.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8392" calcext:value-type="float">
            <text:p>41.9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7056" calcext:value-type="float">
            <text:p>41.9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9624" calcext:value-type="float">
            <text:p>41.9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2192" calcext:value-type="float">
            <text:p>41.9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0856" calcext:value-type="float">
            <text:p>41.9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2944" calcext:value-type="float">
            <text:p>41.8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9416" calcext:value-type="float">
            <text:p>41.8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1984" calcext:value-type="float">
            <text:p>41.7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4072" calcext:value-type="float">
            <text:p>41.7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2736" calcext:value-type="float">
            <text:p>41.7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0064" calcext:value-type="float">
            <text:p>41.6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7392" calcext:value-type="float">
            <text:p>41.6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8624" calcext:value-type="float">
            <text:p>41.5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9856" calcext:value-type="float">
            <text:p>41.5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6328" calcext:value-type="float">
            <text:p>41.4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564" calcext:value-type="float">
            <text:p>41.3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1632" calcext:value-type="float">
            <text:p>41.2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7896" calcext:value-type="float">
            <text:p>41.0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7312" calcext:value-type="float">
            <text:p>40.9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7208" calcext:value-type="float">
            <text:p>40.9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5768" calcext:value-type="float">
            <text:p>40.8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9568" calcext:value-type="float">
            <text:p>40.7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3912" calcext:value-type="float">
            <text:p>40.4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64664" calcext:value-type="float">
            <text:p>40.3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8" calcext:value-type="float">
            <text:p>40.3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2368" calcext:value-type="float">
            <text:p>40.2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8464" calcext:value-type="float">
            <text:p>40.2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88464" calcext:value-type="float">
            <text:p>40.2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7128" calcext:value-type="float">
            <text:p>40.2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0552" calcext:value-type="float">
            <text:p>40.2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9216" calcext:value-type="float">
            <text:p>40.2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9216" calcext:value-type="float">
            <text:p>40.2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9216" calcext:value-type="float">
            <text:p>40.2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0448" calcext:value-type="float">
            <text:p>40.1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8256" calcext:value-type="float">
            <text:p>40.1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8256" calcext:value-type="float">
            <text:p>40.1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0448" calcext:value-type="float">
            <text:p>40.1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7024" calcext:value-type="float">
            <text:p>40.1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836" calcext:value-type="float">
            <text:p>40.2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1888" calcext:value-type="float">
            <text:p>40.2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7232" calcext:value-type="float">
            <text:p>40.3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8568" calcext:value-type="float">
            <text:p>40.3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2576" calcext:value-type="float">
            <text:p>40.4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6104" calcext:value-type="float">
            <text:p>40.4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4872" calcext:value-type="float">
            <text:p>40.5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4016" calcext:value-type="float">
            <text:p>40.5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6208" calcext:value-type="float">
            <text:p>40.5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7-21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1448" calcext:value-type="float">
            <text:p>40.5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316" calcext:value-type="float">
            <text:p>40.5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10968" calcext:value-type="float">
            <text:p>40.5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1824" calcext:value-type="float">
            <text:p>40.5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8296" calcext:value-type="float">
            <text:p>40.4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696" calcext:value-type="float">
            <text:p>40.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4496" calcext:value-type="float">
            <text:p>40.5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984" calcext:value-type="float">
            <text:p>40.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8608" calcext:value-type="float">
            <text:p>40.6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5184" calcext:value-type="float">
            <text:p>40.7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7376" calcext:value-type="float">
            <text:p>40.7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652" calcext:value-type="float">
            <text:p>40.7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616" calcext:value-type="float">
            <text:p>40.7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0048" calcext:value-type="float">
            <text:p>40.7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748" calcext:value-type="float">
            <text:p>40.7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1384" calcext:value-type="float">
            <text:p>40.7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2824" calcext:value-type="float">
            <text:p>40.8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0256" calcext:value-type="float">
            <text:p>40.9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2928" calcext:value-type="float">
            <text:p>40.9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1696" calcext:value-type="float">
            <text:p>41.0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23032" calcext:value-type="float">
            <text:p>41.0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4368" calcext:value-type="float">
            <text:p>41.0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4848" calcext:value-type="float">
            <text:p>41.0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5808" calcext:value-type="float">
            <text:p>41.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9372" calcext:value-type="float">
            <text:p>41.1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7728" calcext:value-type="float">
            <text:p>41.2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8792" calcext:value-type="float">
            <text:p>41.3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1568" calcext:value-type="float">
            <text:p>41.5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2048" calcext:value-type="float">
            <text:p>41.5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3384" calcext:value-type="float">
            <text:p>41.5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6912" calcext:value-type="float">
            <text:p>41.5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9584" calcext:value-type="float">
            <text:p>41.6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016" calcext:value-type="float">
            <text:p>41.6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4448" calcext:value-type="float">
            <text:p>41.6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1024" calcext:value-type="float">
            <text:p>41.7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4928" calcext:value-type="float">
            <text:p>41.7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4448" calcext:value-type="float">
            <text:p>41.6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84448" calcext:value-type="float">
            <text:p>41.6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3592" calcext:value-type="float">
            <text:p>41.6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9688" calcext:value-type="float">
            <text:p>41.6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78352" calcext:value-type="float">
            <text:p>41.6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016" calcext:value-type="float">
            <text:p>41.6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3488" calcext:value-type="float">
            <text:p>41.6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5576" calcext:value-type="float">
            <text:p>41.5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948" calcext:value-type="float">
            <text:p>41.5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948" calcext:value-type="float">
            <text:p>41.5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38144" calcext:value-type="float">
            <text:p>41.5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9376" calcext:value-type="float">
            <text:p>41.4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5472" calcext:value-type="float">
            <text:p>41.4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2696" calcext:value-type="float">
            <text:p>41.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7832" calcext:value-type="float">
            <text:p>41.3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3928" calcext:value-type="float">
            <text:p>41.3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3928" calcext:value-type="float">
            <text:p>41.3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4-22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2592" calcext:value-type="float">
            <text:p>41.3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7312" calcext:value-type="float">
            <text:p>40.9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94" calcext:value-type="float">
            <text:p>40.9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5392" calcext:value-type="float">
            <text:p>40.8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2796" calcext:value-type="float">
            <text:p>40.8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5288" calcext:value-type="float">
            <text:p>40.7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3652" calcext:value-type="float">
            <text:p>40.7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93848" calcext:value-type="float">
            <text:p>40.6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508" calcext:value-type="float">
            <text:p>40.6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8504" calcext:value-type="float">
            <text:p>40.6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888" calcext:value-type="float">
            <text:p>40.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2304" calcext:value-type="float">
            <text:p>40.5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4768" calcext:value-type="float">
            <text:p>40.4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1992" calcext:value-type="float">
            <text:p>40.3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8088" calcext:value-type="float">
            <text:p>40.3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0656" calcext:value-type="float">
            <text:p>40.3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544" calcext:value-type="float">
            <text:p>40.1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644" calcext:value-type="float">
            <text:p>40.0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9968" calcext:value-type="float">
            <text:p>40.1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1304" calcext:value-type="float">
            <text:p>40.1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9112" calcext:value-type="float">
            <text:p>40.1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3872" calcext:value-type="float">
            <text:p>40.1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9864" calcext:value-type="float">
            <text:p>40.0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3768" calcext:value-type="float">
            <text:p>40.0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9968" calcext:value-type="float">
            <text:p>40.1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9112" calcext:value-type="float">
            <text:p>40.1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0448" calcext:value-type="float">
            <text:p>40.1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544" calcext:value-type="float">
            <text:p>40.1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544" calcext:value-type="float">
            <text:p>40.1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544" calcext:value-type="float">
            <text:p>40.1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9968" calcext:value-type="float">
            <text:p>40.1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644" calcext:value-type="float">
            <text:p>40.0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9864" calcext:value-type="float">
            <text:p>40.0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7192" calcext:value-type="float">
            <text:p>40.0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8528" calcext:value-type="float">
            <text:p>40.0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3872" calcext:value-type="float">
            <text:p>40.1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3768" calcext:value-type="float">
            <text:p>40.0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3768" calcext:value-type="float">
            <text:p>40.0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3872" calcext:value-type="float">
            <text:p>40.1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9864" calcext:value-type="float">
            <text:p>40.0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7672" calcext:value-type="float">
            <text:p>40.0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9864" calcext:value-type="float">
            <text:p>40.0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2432" calcext:value-type="float">
            <text:p>40.0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6232" calcext:value-type="float">
            <text:p>39.9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1096" calcext:value-type="float">
            <text:p>40.0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5" calcext:value-type="float">
            <text:p>40.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7192" calcext:value-type="float">
            <text:p>40.0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2432" calcext:value-type="float">
            <text:p>40.0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8528" calcext:value-type="float">
            <text:p>40.0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6336" calcext:value-type="float">
            <text:p>40.0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7672" calcext:value-type="float">
            <text:p>40.0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2-04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4456" calcext:value-type="float">
            <text:p>40.2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7984" calcext:value-type="float">
            <text:p>40.2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8088" calcext:value-type="float">
            <text:p>40.3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9528" calcext:value-type="float">
            <text:p>40.4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2408" calcext:value-type="float">
            <text:p>40.6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2512" calcext:value-type="float">
            <text:p>40.6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87752" calcext:value-type="float">
            <text:p>40.6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09088" calcext:value-type="float">
            <text:p>40.7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42616" calcext:value-type="float">
            <text:p>40.7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5872" calcext:value-type="float">
            <text:p>40.8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8064" calcext:value-type="float">
            <text:p>40.8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464" calcext:value-type="float">
            <text:p>40.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8272" calcext:value-type="float">
            <text:p>41.0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6184" calcext:value-type="float">
            <text:p>41.0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4848" calcext:value-type="float">
            <text:p>41.0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6936" calcext:value-type="float">
            <text:p>41.0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7416" calcext:value-type="float">
            <text:p>41.0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8272" calcext:value-type="float">
            <text:p>41.0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2176" calcext:value-type="float">
            <text:p>41.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084" calcext:value-type="float">
            <text:p>41.0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94" calcext:value-type="float">
            <text:p>40.9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4056" calcext:value-type="float">
            <text:p>40.8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91384" calcext:value-type="float">
            <text:p>40.7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2512" calcext:value-type="float">
            <text:p>40.6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508" calcext:value-type="float">
            <text:p>40.6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6312" calcext:value-type="float">
            <text:p>40.5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9632" calcext:value-type="float">
            <text:p>40.4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22" calcext:value-type="float">
            <text:p>40.4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8296" calcext:value-type="float">
            <text:p>40.4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8192" calcext:value-type="float">
            <text:p>40.3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1888" calcext:value-type="float">
            <text:p>40.2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1888" calcext:value-type="float">
            <text:p>40.2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932" calcext:value-type="float">
            <text:p>40.2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788" calcext:value-type="float">
            <text:p>40.1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0072" calcext:value-type="float">
            <text:p>40.2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6544" calcext:value-type="float">
            <text:p>40.1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0448" calcext:value-type="float">
            <text:p>40.1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1304" calcext:value-type="float">
            <text:p>40.1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9216" calcext:value-type="float">
            <text:p>40.2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15312" calcext:value-type="float">
            <text:p>40.2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2-10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6648" calcext:value-type="float">
            <text:p>40.2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9592" calcext:value-type="float">
            <text:p>40.1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4832" calcext:value-type="float">
            <text:p>40.1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4832" calcext:value-type="float">
            <text:p>40.1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9592" calcext:value-type="float">
            <text:p>40.1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7504" calcext:value-type="float">
            <text:p>40.2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6816" calcext:value-type="float">
            <text:p>40.0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0072" calcext:value-type="float">
            <text:p>40.2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1408" calcext:value-type="float">
            <text:p>40.2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9696" calcext:value-type="float">
            <text:p>40.2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9592" calcext:value-type="float">
            <text:p>40.1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8256" calcext:value-type="float">
            <text:p>40.1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9592" calcext:value-type="float">
            <text:p>40.1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90928" calcext:value-type="float">
            <text:p>40.1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7504" calcext:value-type="float">
            <text:p>40.2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4936" calcext:value-type="float">
            <text:p>40.2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9696" calcext:value-type="float">
            <text:p>40.2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4884" calcext:value-type="float">
            <text:p>40.2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0176" calcext:value-type="float">
            <text:p>40.2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1512" calcext:value-type="float">
            <text:p>40.2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4728" calcext:value-type="float">
            <text:p>40.1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4832" calcext:value-type="float">
            <text:p>40.1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3392" calcext:value-type="float">
            <text:p>40.0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3496" calcext:value-type="float">
            <text:p>40.1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74" calcext:value-type="float">
            <text:p>40.1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6064" calcext:value-type="float">
            <text:p>40.1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0824" calcext:value-type="float">
            <text:p>40.1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3392" calcext:value-type="float">
            <text:p>40.0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7296" calcext:value-type="float">
            <text:p>40.0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596" calcext:value-type="float">
            <text:p>40.0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3288" calcext:value-type="float">
            <text:p>40.0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8048" calcext:value-type="float">
            <text:p>40.0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8048" calcext:value-type="float">
            <text:p>40.0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8152" calcext:value-type="float">
            <text:p>40.0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9488" calcext:value-type="float">
            <text:p>40.0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0-07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9384" calcext:value-type="float">
            <text:p>40.0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9384" calcext:value-type="float">
            <text:p>40.0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4144" calcext:value-type="float">
            <text:p>40.0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4144" calcext:value-type="float">
            <text:p>40.0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2808" calcext:value-type="float">
            <text:p>39.9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1472" calcext:value-type="float">
            <text:p>39.9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7464" calcext:value-type="float">
            <text:p>39.9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1368" calcext:value-type="float">
            <text:p>39.9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0136" calcext:value-type="float">
            <text:p>39.9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404" calcext:value-type="float">
            <text:p>39.9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7944" calcext:value-type="float">
            <text:p>39.9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0136" calcext:value-type="float">
            <text:p>39.9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6608" calcext:value-type="float">
            <text:p>39.9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1368" calcext:value-type="float">
            <text:p>39.9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6128" calcext:value-type="float">
            <text:p>39.8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2704" calcext:value-type="float">
            <text:p>39.9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1368" calcext:value-type="float">
            <text:p>39.9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4792" calcext:value-type="float">
            <text:p>39.8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4792" calcext:value-type="float">
            <text:p>39.8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7944" calcext:value-type="float">
            <text:p>39.9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4404" calcext:value-type="float">
            <text:p>39.9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1368" calcext:value-type="float">
            <text:p>39.9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6128" calcext:value-type="float">
            <text:p>39.8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1368" calcext:value-type="float">
            <text:p>39.9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7464" calcext:value-type="float">
            <text:p>39.9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1368" calcext:value-type="float">
            <text:p>39.9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1368" calcext:value-type="float">
            <text:p>39.9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7464" calcext:value-type="float">
            <text:p>39.9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5272" calcext:value-type="float">
            <text:p>39.8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1368" calcext:value-type="float">
            <text:p>39.9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3936" calcext:value-type="float">
            <text:p>39.8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6024" calcext:value-type="float">
            <text:p>39.8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4688" calcext:value-type="float">
            <text:p>39.7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4688" calcext:value-type="float">
            <text:p>39.7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4688" calcext:value-type="float">
            <text:p>39.7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2496" calcext:value-type="float">
            <text:p>39.7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9824" calcext:value-type="float">
            <text:p>39.7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4584" calcext:value-type="float">
            <text:p>39.7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3728" calcext:value-type="float">
            <text:p>39.7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2392" calcext:value-type="float">
            <text:p>39.7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2392" calcext:value-type="float">
            <text:p>39.7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1912" calcext:value-type="float">
            <text:p>39.6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0576" calcext:value-type="float">
            <text:p>39.6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7048" calcext:value-type="float">
            <text:p>39.6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9616" calcext:value-type="float">
            <text:p>39.5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9616" calcext:value-type="float">
            <text:p>39.5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9616" calcext:value-type="float">
            <text:p>39.5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0472" calcext:value-type="float">
            <text:p>39.5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0472" calcext:value-type="float">
            <text:p>39.5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5712" calcext:value-type="float">
            <text:p>39.6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0576" calcext:value-type="float">
            <text:p>39.6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3728" calcext:value-type="float">
            <text:p>39.7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58696" calcext:value-type="float">
            <text:p>39.8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7944" calcext:value-type="float">
            <text:p>39.9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8048" calcext:value-type="float">
            <text:p>40.0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3016" calcext:value-type="float">
            <text:p>40.1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1784" calcext:value-type="float">
            <text:p>40.1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67128" calcext:value-type="float">
            <text:p>40.2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8" calcext:value-type="float">
            <text:p>40.3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3808" calcext:value-type="float">
            <text:p>40.3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3912" calcext:value-type="float">
            <text:p>40.4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7816" calcext:value-type="float">
            <text:p>40.4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2576" calcext:value-type="float">
            <text:p>40.4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7816" calcext:value-type="float">
            <text:p>40.4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0008" calcext:value-type="float">
            <text:p>40.4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3912" calcext:value-type="float">
            <text:p>40.4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7816" calcext:value-type="float">
            <text:p>40.4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7816" calcext:value-type="float">
            <text:p>40.4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3912" calcext:value-type="float">
            <text:p>40.4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7816" calcext:value-type="float">
            <text:p>40.4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3912" calcext:value-type="float">
            <text:p>40.4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98776" calcext:value-type="float">
            <text:p>40.4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6104" calcext:value-type="float">
            <text:p>40.4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0008" calcext:value-type="float">
            <text:p>40.4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7816" calcext:value-type="float">
            <text:p>40.4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8672" calcext:value-type="float">
            <text:p>40.4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0008" calcext:value-type="float">
            <text:p>40.4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6104" calcext:value-type="float">
            <text:p>40.4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6104" calcext:value-type="float">
            <text:p>40.4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6104" calcext:value-type="float">
            <text:p>40.4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3912" calcext:value-type="float">
            <text:p>40.4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7816" calcext:value-type="float">
            <text:p>40.4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3912" calcext:value-type="float">
            <text:p>40.4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0008" calcext:value-type="float">
            <text:p>40.4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3912" calcext:value-type="float">
            <text:p>40.4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1344" calcext:value-type="float">
            <text:p>40.4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7816" calcext:value-type="float">
            <text:p>40.4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3912" calcext:value-type="float">
            <text:p>40.4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0008" calcext:value-type="float">
            <text:p>40.4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7816" calcext:value-type="float">
            <text:p>40.4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20112" calcext:value-type="float">
            <text:p>40.5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688" calcext:value-type="float">
            <text:p>40.5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5352" calcext:value-type="float">
            <text:p>40.5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62784" calcext:value-type="float">
            <text:p>40.5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8024" calcext:value-type="float">
            <text:p>40.5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8128" calcext:value-type="float">
            <text:p>40.6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4224" calcext:value-type="float">
            <text:p>40.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556" calcext:value-type="float">
            <text:p>40.6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2136" calcext:value-type="float">
            <text:p>40.7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7" calcext:value-type="float">
            <text:p>40.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3576" calcext:value-type="float">
            <text:p>40.8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7104" calcext:value-type="float">
            <text:p>40.8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5016" calcext:value-type="float">
            <text:p>40.8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3784" calcext:value-type="float">
            <text:p>40.9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512" calcext:value-type="float">
            <text:p>40.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6456" calcext:value-type="float">
            <text:p>40.9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3888" calcext:value-type="float">
            <text:p>41.0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4132" calcext:value-type="float">
            <text:p>41.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5328" calcext:value-type="float">
            <text:p>41.1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6664" calcext:value-type="float">
            <text:p>41.1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6664" calcext:value-type="float">
            <text:p>41.1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1904" calcext:value-type="float">
            <text:p>41.1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0192" calcext:value-type="float">
            <text:p>41.1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0192" calcext:value-type="float">
            <text:p>41.1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6664" calcext:value-type="float">
            <text:p>41.1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276" calcext:value-type="float">
            <text:p>41.1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3992" calcext:value-type="float">
            <text:p>41.0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7896" calcext:value-type="float">
            <text:p>41.0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3992" calcext:value-type="float">
            <text:p>41.0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3992" calcext:value-type="float">
            <text:p>41.0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0464" calcext:value-type="float">
            <text:p>41.0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6664" calcext:value-type="float">
            <text:p>41.1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4-28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1528" calcext:value-type="float">
            <text:p>41.1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4848" calcext:value-type="float">
            <text:p>41.0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83992" calcext:value-type="float">
            <text:p>41.0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5328" calcext:value-type="float">
            <text:p>41.1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3616" calcext:value-type="float">
            <text:p>41.1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6184" calcext:value-type="float">
            <text:p>41.0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8856" calcext:value-type="float">
            <text:p>41.1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4952" calcext:value-type="float">
            <text:p>41.1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6288" calcext:value-type="float">
            <text:p>41.1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4952" calcext:value-type="float">
            <text:p>41.1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6184" calcext:value-type="float">
            <text:p>41.0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1424" calcext:value-type="float">
            <text:p>41.1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5328" calcext:value-type="float">
            <text:p>41.1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276" calcext:value-type="float">
            <text:p>41.1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1528" calcext:value-type="float">
            <text:p>41.1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5432" calcext:value-type="float">
            <text:p>41.1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5056" calcext:value-type="float">
            <text:p>41.2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5536" calcext:value-type="float">
            <text:p>41.2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6872" calcext:value-type="float">
            <text:p>41.2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9064" calcext:value-type="float">
            <text:p>41.2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61944" calcext:value-type="float">
            <text:p>41.4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4616" calcext:value-type="float">
            <text:p>41.5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68624" calcext:value-type="float">
            <text:p>41.5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9856" calcext:value-type="float">
            <text:p>41.5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2424" calcext:value-type="float">
            <text:p>41.4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0984" calcext:value-type="float">
            <text:p>41.4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8312" calcext:value-type="float">
            <text:p>41.3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1736" calcext:value-type="float">
            <text:p>41.3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3072" calcext:value-type="float">
            <text:p>41.3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168" calcext:value-type="float">
            <text:p>41.3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85744" calcext:value-type="float">
            <text:p>41.3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0504" calcext:value-type="float">
            <text:p>41.3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49168" calcext:value-type="float">
            <text:p>41.3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0708" calcext:value-type="float">
            <text:p>41.4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1088" calcext:value-type="float">
            <text:p>41.4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20-02-25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9752" calcext:value-type="float">
            <text:p>41.4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19-11-06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19-07-24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82568" calcext:value-type="float">
            <text:p>41.8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19-04-22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34512" calcext:value-type="float">
            <text:p>41.4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18-12-18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18-08-13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18-03-0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17-11-21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17-08-14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1752" calcext:value-type="float">
            <text:p>42.2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16-11-28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8264" calcext:value-type="float">
            <text:p>42.4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16-08-23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7032" calcext:value-type="float">
            <text:p>42.5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16-06-14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2272" calcext:value-type="float">
            <text:p>42.5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16-03-24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6528" calcext:value-type="float">
            <text:p>43.0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15-11-04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5064" calcext:value-type="float">
            <text:p>43.5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15-07-16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7492" calcext:value-type="float">
            <text:p>43.1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15-04-21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7992" calcext:value-type="float">
            <text:p>42.6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15-02-04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4752" calcext:value-type="float">
            <text:p>43.3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14-10-09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4984" calcext:value-type="float">
            <text:p>42.9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14-07-24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6512" calcext:value-type="float">
            <text:p>42.1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14-05-05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948" calcext:value-type="float">
            <text:p>41.5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14-01-17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9296" calcext:value-type="float">
            <text:p>40.8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13-11-13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35224" calcext:value-type="float">
            <text:p>41.0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13-07-29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844" calcext:value-type="float">
            <text:p>40.8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13-04-09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6624" calcext:value-type="float">
            <text:p>40.8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13-02-12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8728" calcext:value-type="float">
            <text:p>41.6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12-10-05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12-07-05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20568" calcext:value-type="float">
            <text:p>41.1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12-04-20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9336" calcext:value-type="float">
            <text:p>41.1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12-01-18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6324" calcext:value-type="float">
            <text:p>41.1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11-10-14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0152" calcext:value-type="float">
            <text:p>40.8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11-07-15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11-04-07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4976" calcext:value-type="float">
            <text:p>40.5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11-01-14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89176" calcext:value-type="float">
            <text:p>39.8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10-10-22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1936" calcext:value-type="float">
            <text:p>39.1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10-07-22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10-04-20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5112" calcext:value-type="float">
            <text:p>38.6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10-01-19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7408" calcext:value-type="float">
            <text:p>38.6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09-10-23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2688" calcext:value-type="float">
            <text:p>39.0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09-06-29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09-04-02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6616" calcext:value-type="float">
            <text:p>38.4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09-02-02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08-10-09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1752" calcext:value-type="float">
            <text:p>38.4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08-07-01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08-06-1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0832" calcext:value-type="float">
            <text:p>38.6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08-04-14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996" calcext:value-type="float">
            <text:p>37.7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08-01-31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07-11-07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07-08-22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07-06-26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5248" calcext:value-type="float">
            <text:p>36.6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07-04-13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06-12-14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9656" calcext:value-type="float">
            <text:p>36.1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06-08-29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06-05-09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30408" calcext:value-type="float">
            <text:p>36.03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06-01-19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05-10-20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5064" calcext:value-type="float">
            <text:p>35.9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05-07-13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0432" calcext:value-type="float">
            <text:p>35.4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05-05-12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476" calcext:value-type="float">
            <text:p>34.2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05-01-13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04-11-02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1248" calcext:value-type="float">
            <text:p>35.1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04-07-21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8592" calcext:value-type="float">
            <text:p>35.97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04-04-29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04-01-15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2704" calcext:value-type="float">
            <text:p>36.1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03-10-21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5336" calcext:value-type="float">
            <text:p>35.83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03-07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03-04-04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03-01-16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2488" calcext:value-type="float">
            <text:p>37.4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02-10-09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02-07-18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8464" calcext:value-type="float">
            <text:p>36.4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02-04-11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8616" calcext:value-type="float">
            <text:p>35.4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02-01-28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0912" calcext:value-type="float">
            <text:p>35.4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01-10-23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01-07-10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9472" calcext:value-type="float">
            <text:p>35.3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01-04-19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3584" calcext:value-type="float">
            <text:p>35.5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01-01-16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65488" calcext:value-type="float">
            <text:p>34.76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00-10-11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7512" calcext:value-type="float">
            <text:p>34.95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00-08-10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9432" calcext:value-type="float">
            <text:p>35.07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00-06-16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6384" calcext:value-type="float">
            <text:p>35.07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2000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8176" calcext:value-type="float">
            <text:p>35.6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99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99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4296" calcext:value-type="float">
            <text:p>35.1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99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99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00896" calcext:value-type="float">
            <text:p>34.60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98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5672" calcext:value-type="float">
            <text:p>35.4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98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9784" calcext:value-type="float">
            <text:p>35.6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98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98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16464" calcext:value-type="float">
            <text:p>35.71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97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156" calcext:value-type="float">
            <text:p>35.3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97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9704" calcext:value-type="float">
            <text:p>34.96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97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3816" calcext:value-type="float">
            <text:p>35.10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9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3272" calcext:value-type="float">
            <text:p>35.3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96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96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0392" calcext:value-type="float">
            <text:p>35.14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96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2856" calcext:value-type="float">
            <text:p>35.0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96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6176" calcext:value-type="float">
            <text:p>34.9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95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20936" calcext:value-type="float">
            <text:p>34.92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9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9496" calcext:value-type="float">
            <text:p>34.82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9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9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94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93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7832" calcext:value-type="float">
            <text:p>33.7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93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92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92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91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9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90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90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90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9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9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8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8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8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8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8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7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7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7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7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7-03-16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43552" calcext:value-type="float">
            <text:p>29.9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7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6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6-10-06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7152" calcext:value-type="float">
            <text:p>28.2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6-09-17 1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6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4856" calcext:value-type="float">
            <text:p>28.1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6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6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0728" calcext:value-type="float">
            <text:p>27.1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6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7304" calcext:value-type="float">
            <text:p>27.1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5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7784" calcext:value-type="float">
            <text:p>27.2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5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5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5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0352" calcext:value-type="float">
            <text:p>27.2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5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5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5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9496" calcext:value-type="float">
            <text:p>27.2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5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5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5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4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4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4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132" calcext:value-type="float">
            <text:p>25.8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4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4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4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5744" calcext:value-type="float">
            <text:p>26.1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4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4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4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3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3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3-06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3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8168" calcext:value-type="float">
            <text:p>25.7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3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3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3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2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2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2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2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7832" calcext:value-type="float">
            <text:p>26.0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2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2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2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2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2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276" calcext:value-type="float">
            <text:p>25.8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2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2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2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2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1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1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1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1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1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2696" calcext:value-type="float">
            <text:p>26.14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1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1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3512" calcext:value-type="float">
            <text:p>25.8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1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2512" calcext:value-type="float">
            <text:p>25.4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0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0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0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0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5984" calcext:value-type="float">
            <text:p>24.2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0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0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0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0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06" calcext:value-type="float">
            <text:p>23.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0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0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80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9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9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9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9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9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9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9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9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9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8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8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8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8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8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8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8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8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7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7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7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6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6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6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6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6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6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6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5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5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5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5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5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5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5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5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5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5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5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5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5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5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5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3008" calcext:value-type="float">
            <text:p>22.5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5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5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5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4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4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4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4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4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4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4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4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4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74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126076454101</text:p>
          </table:table-cell>
          <table:table-cell office:value-type="string" calcext:value-type="string">
            <text:p>56J 11 SOW 073</text:p>
          </table:table-cell>
          <table:table-cell office:value-type="string" calcext:value-type="string">
            <text:p>1962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2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094" meta:object-count="0"/>
    <meta:user-defined meta:name="AppVersion">3.0</meta:user-defined>
  </office:meta>
</office:document-meta>
</file>